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6mm"/>
    </style:style>
    <style:style style:name="co2" style:family="table-column">
      <style:table-column-properties fo:break-before="auto" style:column-width="19.4mm"/>
    </style:style>
    <style:style style:name="co3" style:family="table-column">
      <style:table-column-properties fo:break-before="auto" style:column-width="55.56mm"/>
    </style:style>
    <style:style style:name="co4" style:family="table-column">
      <style:table-column-properties fo:break-before="auto" style:column-width="33.06mm"/>
    </style:style>
    <style:style style:name="co5" style:family="table-column">
      <style:table-column-properties fo:break-before="auto" style:column-width="50.22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Fri Nov 27 16:17:51 2009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name=./montecarlo-0.1.0</text:p>
          </table:table-cell>
          <table:table-cell office:value-type="string">
            <text:p><text:s/>dim=32</text:p>
          </table:table-cell>
          <table:table-cell office:value-type="string">
            <text:p><text:s/>n_co=102</text:p>
          </table:table-cell>
          <table:table-cell office:value-type="string">
            <text:p><text:s/>n_sweeps=100000</text:p>
          </table:table-cell>
          <table:table-cell office:value-type="string">
            <text:p><text:s/>out_name=32x32theta0.1.csv</text:p>
          </table:table-cell>
        </table:table-row>
        <table:table-row table:style-name="ro1">
          <table:table-cell office:value-type="string">
            <text:p>Interaction mode: McEwe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---------------------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ir correlation function.</text:p>
          </table:table-cell>
          <table:table-cell table:number-columns-repeated="4"/>
        </table:table-row>
        <table:table-row table:style-name="ro1">
          <table:table-cell office:value-type="string">
            <text:p>Bin resolution: 0.007071068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in centre</text:p>
          </table:table-cell>
          <table:table-cell office:value-type="string">
            <text:p>Probability</text:p>
          </table:table-cell>
          <table:table-cell office:value-type="string">
            <text:p>Number in bin</text:p>
          </table:table-cell>
          <table:table-cell>
            <draw:frame table:end-cell-address="Sheet1.J42" table:end-x="0.21mm" table:end-y="2.41mm" draw:z-index="0" draw:style-name="gr1" svg:width="163.94mm" svg:height="127.05mm" svg:x="9.56mm" svg:y="2.94mm">
              <draw:object draw:notify-on-update-of-ranges="Sheet1.A12:Sheet1.A12 Sheet1.A13:Sheet1.A104 Sheet1.B12:Sheet1.B12 Sheet1.B13:Sheet1.B10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0.7071068">
            <text:p>0.71</text:p>
          </table:table-cell>
          <table:table-cell office:value-type="float" office:value="0.00585078">
            <text:p>0.01</text:p>
          </table:table-cell>
          <table:table-cell office:value-type="float" office:value="6027474">
            <text:p>6027474</text:p>
          </table:table-cell>
          <table:table-cell table:number-columns-repeated="2"/>
        </table:table-row>
        <table:table-row table:style-name="ro1">
          <table:table-cell office:value-type="float" office:value="1.2232947">
            <text:p>1.22</text:p>
          </table:table-cell>
          <table:table-cell office:value-type="float" office:value="0.005855304">
            <text:p>0.01</text:p>
          </table:table-cell>
          <table:table-cell office:value-type="float" office:value="6032134">
            <text:p>6032134</text:p>
          </table:table-cell>
          <table:table-cell table:number-columns-repeated="2"/>
        </table:table-row>
        <table:table-row table:style-name="ro1">
          <table:table-cell office:value-type="float" office:value="1.4142136">
            <text:p>1.41</text:p>
          </table:table-cell>
          <table:table-cell office:value-type="float" office:value="0.005853894">
            <text:p>0.01</text:p>
          </table:table-cell>
          <table:table-cell office:value-type="float" office:value="6030682">
            <text:p>6030682</text:p>
          </table:table-cell>
          <table:table-cell table:number-columns-repeated="2"/>
        </table:table-row>
        <table:table-row table:style-name="ro1">
          <table:table-cell office:value-type="float" office:value="1.873833">
            <text:p>1.87</text:p>
          </table:table-cell>
          <table:table-cell office:value-type="float" office:value="0.011699161">
            <text:p>0.01</text:p>
          </table:table-cell>
          <table:table-cell office:value-type="float" office:value="12052476">
            <text:p>12052476</text:p>
          </table:table-cell>
          <table:table-cell table:number-columns-repeated="2"/>
        </table:table-row>
        <table:table-row table:style-name="ro1">
          <table:table-cell office:value-type="float" office:value="2.1213203">
            <text:p>2.12</text:p>
          </table:table-cell>
          <table:table-cell office:value-type="float" office:value="0.00585325">
            <text:p>0.01</text:p>
          </table:table-cell>
          <table:table-cell office:value-type="float" office:value="6030018">
            <text:p>6030018</text:p>
          </table:table-cell>
          <table:table-cell table:number-columns-repeated="2"/>
        </table:table-row>
        <table:table-row table:style-name="ro1">
          <table:table-cell office:value-type="float" office:value="2.4465895">
            <text:p>2.45</text:p>
          </table:table-cell>
          <table:table-cell office:value-type="float" office:value="0.005851066">
            <text:p>0.01</text:p>
          </table:table-cell>
          <table:table-cell office:value-type="float" office:value="6027768">
            <text:p>6027768</text:p>
          </table:table-cell>
          <table:table-cell table:number-columns-repeated="2"/>
        </table:table-row>
        <table:table-row table:style-name="ro1">
          <table:table-cell office:value-type="float" office:value="2.5526555">
            <text:p>2.55</text:p>
          </table:table-cell>
          <table:table-cell office:value-type="float" office:value="0.011712997">
            <text:p>0.01</text:p>
          </table:table-cell>
          <table:table-cell office:value-type="float" office:value="12066730">
            <text:p>12066730</text:p>
          </table:table-cell>
          <table:table-cell table:number-columns-repeated="2"/>
        </table:table-row>
        <table:table-row table:style-name="ro1">
          <table:table-cell office:value-type="float" office:value="2.8284271">
            <text:p>2.83</text:p>
          </table:table-cell>
          <table:table-cell office:value-type="float" office:value="0.005852873">
            <text:p>0.01</text:p>
          </table:table-cell>
          <table:table-cell office:value-type="float" office:value="6029630">
            <text:p>6029630</text:p>
          </table:table-cell>
          <table:table-cell table:number-columns-repeated="2"/>
        </table:table-row>
        <table:table-row table:style-name="ro1">
          <table:table-cell office:value-type="float" office:value="3.0829856">
            <text:p>3.08</text:p>
          </table:table-cell>
          <table:table-cell office:value-type="float" office:value="0.011724869">
            <text:p>0.01</text:p>
          </table:table-cell>
          <table:table-cell office:value-type="float" office:value="12078960">
            <text:p>12078960</text:p>
          </table:table-cell>
          <table:table-cell table:number-columns-repeated="2"/>
        </table:table-row>
        <table:table-row table:style-name="ro1">
          <table:table-cell office:value-type="float" office:value="3.2385491">
            <text:p>3.24</text:p>
          </table:table-cell>
          <table:table-cell office:value-type="float" office:value="0.011719583">
            <text:p>0.01</text:p>
          </table:table-cell>
          <table:table-cell office:value-type="float" office:value="12073514">
            <text:p>12073514</text:p>
          </table:table-cell>
          <table:table-cell table:number-columns-repeated="2"/>
        </table:table-row>
        <table:table-row table:style-name="ro1">
          <table:table-cell office:value-type="float" office:value="3.5355339">
            <text:p>3.54</text:p>
          </table:table-cell>
          <table:table-cell office:value-type="float" office:value="0.005858045">
            <text:p>0.01</text:p>
          </table:table-cell>
          <table:table-cell office:value-type="float" office:value="6034958">
            <text:p>6034958</text:p>
          </table:table-cell>
          <table:table-cell table:number-columns-repeated="2"/>
        </table:table-row>
        <table:table-row table:style-name="ro1">
          <table:table-cell office:value-type="float" office:value="3.6769553">
            <text:p>3.68</text:p>
          </table:table-cell>
          <table:table-cell office:value-type="float" office:value="0.005859342">
            <text:p>0.01</text:p>
          </table:table-cell>
          <table:table-cell office:value-type="float" office:value="6036294">
            <text:p>6036294</text:p>
          </table:table-cell>
          <table:table-cell table:number-columns-repeated="2"/>
        </table:table-row>
        <table:table-row table:style-name="ro1">
          <table:table-cell office:value-type="float" office:value="3.7405949">
            <text:p>3.74</text:p>
          </table:table-cell>
          <table:table-cell office:value-type="float" office:value="0.011730341">
            <text:p>0.01</text:p>
          </table:table-cell>
          <table:table-cell office:value-type="float" office:value="12084598">
            <text:p>12084598</text:p>
          </table:table-cell>
          <table:table-cell table:number-columns-repeated="2"/>
        </table:table-row>
        <table:table-row table:style-name="ro1">
          <table:table-cell office:value-type="float" office:value="3.9385848">
            <text:p>3.94</text:p>
          </table:table-cell>
          <table:table-cell office:value-type="float" office:value="0.011726725">
            <text:p>0.01</text:p>
          </table:table-cell>
          <table:table-cell office:value-type="float" office:value="12080872">
            <text:p>12080872</text:p>
          </table:table-cell>
          <table:table-cell table:number-columns-repeated="2"/>
        </table:table-row>
        <table:table-row table:style-name="ro1">
          <table:table-cell office:value-type="float" office:value="4.2426407">
            <text:p>4.24</text:p>
          </table:table-cell>
          <table:table-cell office:value-type="float" office:value="0.005865756">
            <text:p>0.01</text:p>
          </table:table-cell>
          <table:table-cell office:value-type="float" office:value="6042902">
            <text:p>6042902</text:p>
          </table:table-cell>
          <table:table-cell table:number-columns-repeated="2"/>
        </table:table-row>
        <table:table-row table:style-name="ro1">
          <table:table-cell office:value-type="float" office:value="4.2992092">
            <text:p>4.3</text:p>
          </table:table-cell>
          <table:table-cell office:value-type="float" office:value="0.011739311">
            <text:p>0.01</text:p>
          </table:table-cell>
          <table:table-cell office:value-type="float" office:value="12093838">
            <text:p>12093838</text:p>
          </table:table-cell>
          <table:table-cell table:number-columns-repeated="2"/>
        </table:table-row>
        <table:table-row table:style-name="ro1">
          <table:table-cell office:value-type="float" office:value="4.4123463">
            <text:p>4.41</text:p>
          </table:table-cell>
          <table:table-cell office:value-type="float" office:value="0.01172193">
            <text:p>0.01</text:p>
          </table:table-cell>
          <table:table-cell office:value-type="float" office:value="12075932">
            <text:p>12075932</text:p>
          </table:table-cell>
          <table:table-cell table:number-columns-repeated="2"/>
        </table:table-row>
        <table:table-row table:style-name="ro1">
          <table:table-cell office:value-type="float" office:value="4.6386205">
            <text:p>4.64</text:p>
          </table:table-cell>
          <table:table-cell office:value-type="float" office:value="0.011733135">
            <text:p>0.01</text:p>
          </table:table-cell>
          <table:table-cell office:value-type="float" office:value="12087476">
            <text:p>12087476</text:p>
          </table:table-cell>
          <table:table-cell table:number-columns-repeated="2"/>
        </table:table-row>
        <table:table-row table:style-name="ro1">
          <table:table-cell office:value-type="float" office:value="4.90025">
            <text:p>4.9</text:p>
          </table:table-cell>
          <table:table-cell office:value-type="float" office:value="0.00586949">
            <text:p>0.01</text:p>
          </table:table-cell>
          <table:table-cell office:value-type="float" office:value="6046748">
            <text:p>6046748</text:p>
          </table:table-cell>
          <table:table-cell table:number-columns-repeated="2"/>
        </table:table-row>
        <table:table-row table:style-name="ro1">
          <table:table-cell office:value-type="float" office:value="4.9497475">
            <text:p>4.95</text:p>
          </table:table-cell>
          <table:table-cell office:value-type="float" office:value="0.017589994">
            <text:p>0.02</text:p>
          </table:table-cell>
          <table:table-cell office:value-type="float" office:value="18121212">
            <text:p>18121212</text:p>
          </table:table-cell>
          <table:table-cell table:number-columns-repeated="2"/>
        </table:table-row>
        <table:table-row table:style-name="ro1">
          <table:table-cell office:value-type="float" office:value="5.0982399">
            <text:p>5.1</text:p>
          </table:table-cell>
          <table:table-cell office:value-type="float" office:value="0.011726218">
            <text:p>0.01</text:p>
          </table:table-cell>
          <table:table-cell office:value-type="float" office:value="12080350">
            <text:p>12080350</text:p>
          </table:table-cell>
          <table:table-cell table:number-columns-repeated="2"/>
        </table:table-row>
        <table:table-row table:style-name="ro1">
          <table:table-cell office:value-type="float" office:value="5.3386562">
            <text:p>5.34</text:p>
          </table:table-cell>
          <table:table-cell office:value-type="float" office:value="0.011733906">
            <text:p>0.01</text:p>
          </table:table-cell>
          <table:table-cell office:value-type="float" office:value="12088270">
            <text:p>12088270</text:p>
          </table:table-cell>
          <table:table-cell table:number-columns-repeated="2"/>
        </table:table-row>
        <table:table-row table:style-name="ro1">
          <table:table-cell office:value-type="float" office:value="5.522504">
            <text:p>5.52</text:p>
          </table:table-cell>
          <table:table-cell office:value-type="float" office:value="0.011728458">
            <text:p>0.01</text:p>
          </table:table-cell>
          <table:table-cell office:value-type="float" office:value="12082658">
            <text:p>12082658</text:p>
          </table:table-cell>
          <table:table-cell table:number-columns-repeated="2"/>
        </table:table-row>
        <table:table-row table:style-name="ro1">
          <table:table-cell office:value-type="float" office:value="5.6144278">
            <text:p>5.61</text:p>
          </table:table-cell>
          <table:table-cell office:value-type="float" office:value="0.01172912">
            <text:p>0.01</text:p>
          </table:table-cell>
          <table:table-cell office:value-type="float" office:value="12083340">
            <text:p>12083340</text:p>
          </table:table-cell>
          <table:table-cell table:number-columns-repeated="2"/>
        </table:table-row>
        <table:table-row table:style-name="ro1">
          <table:table-cell office:value-type="float" office:value="5.6568542">
            <text:p>5.66</text:p>
          </table:table-cell>
          <table:table-cell office:value-type="float" office:value="0.005870864">
            <text:p>0.01</text:p>
          </table:table-cell>
          <table:table-cell office:value-type="float" office:value="6048164">
            <text:p>6048164</text:p>
          </table:table-cell>
          <table:table-cell table:number-columns-repeated="2"/>
        </table:table-row>
        <table:table-row table:style-name="ro1">
          <table:table-cell office:value-type="float" office:value="5.7912045">
            <text:p>5.79</text:p>
          </table:table-cell>
          <table:table-cell office:value-type="float" office:value="0.011729777">
            <text:p>0.01</text:p>
          </table:table-cell>
          <table:table-cell office:value-type="float" office:value="12084016">
            <text:p>12084016</text:p>
          </table:table-cell>
          <table:table-cell table:number-columns-repeated="2"/>
        </table:table-row>
        <table:table-row table:style-name="ro1">
          <table:table-cell office:value-type="float" office:value="6.0386919">
            <text:p>6.04</text:p>
          </table:table-cell>
          <table:table-cell office:value-type="float" office:value="0.011726933">
            <text:p>0.01</text:p>
          </table:table-cell>
          <table:table-cell office:value-type="float" office:value="12081086">
            <text:p>12081086</text:p>
          </table:table-cell>
          <table:table-cell table:number-columns-repeated="2"/>
        </table:table-row>
        <table:table-row table:style-name="ro1">
          <table:table-cell office:value-type="float" office:value="6.1235447">
            <text:p>6.12</text:p>
          </table:table-cell>
          <table:table-cell office:value-type="float" office:value="0.005863997">
            <text:p>0.01</text:p>
          </table:table-cell>
          <table:table-cell office:value-type="float" office:value="6041090">
            <text:p>6041090</text:p>
          </table:table-cell>
          <table:table-cell table:number-columns-repeated="2"/>
        </table:table-row>
        <table:table-row table:style-name="ro1">
          <table:table-cell office:value-type="float" office:value="6.1659711">
            <text:p>6.17</text:p>
          </table:table-cell>
          <table:table-cell office:value-type="float" office:value="0.011725617">
            <text:p>0.01</text:p>
          </table:table-cell>
          <table:table-cell office:value-type="float" office:value="12079730">
            <text:p>12079730</text:p>
          </table:table-cell>
          <table:table-cell table:number-columns-repeated="2"/>
        </table:table-row>
        <table:table-row table:style-name="ro1">
          <table:table-cell office:value-type="float" office:value="6.2861793">
            <text:p>6.29</text:p>
          </table:table-cell>
          <table:table-cell office:value-type="float" office:value="0.011727381">
            <text:p>0.01</text:p>
          </table:table-cell>
          <table:table-cell office:value-type="float" office:value="12081548">
            <text:p>12081548</text:p>
          </table:table-cell>
          <table:table-cell table:number-columns-repeated="2"/>
        </table:table-row>
        <table:table-row table:style-name="ro1">
          <table:table-cell office:value-type="float" office:value="6.363961">
            <text:p>6.36</text:p>
          </table:table-cell>
          <table:table-cell office:value-type="float" office:value="0.005869623">
            <text:p>0.01</text:p>
          </table:table-cell>
          <table:table-cell office:value-type="float" office:value="6046886">
            <text:p>6046886</text:p>
          </table:table-cell>
          <table:table-cell table:number-columns-repeated="2"/>
        </table:table-row>
        <table:table-row table:style-name="ro1">
          <table:table-cell office:value-type="float" office:value="6.4841692">
            <text:p>6.48</text:p>
          </table:table-cell>
          <table:table-cell office:value-type="float" office:value="0.011725971">
            <text:p>0.01</text:p>
          </table:table-cell>
          <table:table-cell office:value-type="float" office:value="12080096">
            <text:p>12080096</text:p>
          </table:table-cell>
          <table:table-cell table:number-columns-repeated="2"/>
        </table:table-row>
        <table:table-row table:style-name="ro1">
          <table:table-cell office:value-type="float" office:value="6.7457987">
            <text:p>6.75</text:p>
          </table:table-cell>
          <table:table-cell office:value-type="float" office:value="0.023451861">
            <text:p>0.02</text:p>
          </table:table-cell>
          <table:table-cell office:value-type="float" office:value="24160108">
            <text:p>24160108</text:p>
          </table:table-cell>
          <table:table-cell table:number-columns-repeated="2"/>
        </table:table-row>
        <table:table-row table:style-name="ro1">
          <table:table-cell office:value-type="float" office:value="6.8165094">
            <text:p>6.82</text:p>
          </table:table-cell>
          <table:table-cell office:value-type="float" office:value="0.011739687">
            <text:p>0.01</text:p>
          </table:table-cell>
          <table:table-cell office:value-type="float" office:value="12094226">
            <text:p>12094226</text:p>
          </table:table-cell>
          <table:table-cell table:number-columns-repeated="2"/>
        </table:table-row>
        <table:table-row table:style-name="ro1">
          <table:table-cell office:value-type="float" office:value="6.9650018">
            <text:p>6.97</text:p>
          </table:table-cell>
          <table:table-cell office:value-type="float" office:value="0.011726172">
            <text:p>0.01</text:p>
          </table:table-cell>
          <table:table-cell office:value-type="float" office:value="12080302">
            <text:p>12080302</text:p>
          </table:table-cell>
          <table:table-cell table:number-columns-repeated="2"/>
        </table:table-row>
        <table:table-row table:style-name="ro1">
          <table:table-cell office:value-type="float" office:value="7.0710678">
            <text:p>7.07</text:p>
          </table:table-cell>
          <table:table-cell office:value-type="float" office:value="0.005863788">
            <text:p>0.01</text:p>
          </table:table-cell>
          <table:table-cell office:value-type="float" office:value="6040874">
            <text:p>6040874</text:p>
          </table:table-cell>
          <table:table-cell table:number-columns-repeated="2"/>
        </table:table-row>
        <table:table-row table:style-name="ro1">
          <table:table-cell office:value-type="float" office:value="7.1771338">
            <text:p>7.18</text:p>
          </table:table-cell>
          <table:table-cell office:value-type="float" office:value="0.011736409">
            <text:p>0.01</text:p>
          </table:table-cell>
          <table:table-cell office:value-type="float" office:value="12090848">
            <text:p>12090848</text:p>
          </table:table-cell>
          <table:table-cell table:number-columns-repeated="2"/>
        </table:table-row>
        <table:table-row table:style-name="ro1">
          <table:table-cell office:value-type="float" office:value="7.3468395">
            <text:p>7.35</text:p>
          </table:table-cell>
          <table:table-cell office:value-type="float" office:value="0.005867286">
            <text:p>0.01</text:p>
          </table:table-cell>
          <table:table-cell office:value-type="float" office:value="6044478">
            <text:p>6044478</text:p>
          </table:table-cell>
          <table:table-cell table:number-columns-repeated="2"/>
        </table:table-row>
        <table:table-row table:style-name="ro1">
          <table:table-cell office:value-type="float" office:value="7.3821948">
            <text:p>7.38</text:p>
          </table:table-cell>
          <table:table-cell office:value-type="float" office:value="0.011733119">
            <text:p>0.01</text:p>
          </table:table-cell>
          <table:table-cell office:value-type="float" office:value="12087460">
            <text:p>12087460</text:p>
          </table:table-cell>
          <table:table-cell table:number-columns-repeated="2"/>
        </table:table-row>
        <table:table-row table:style-name="ro1">
          <table:table-cell office:value-type="float" office:value="7.4529055">
            <text:p>7.45</text:p>
          </table:table-cell>
          <table:table-cell office:value-type="float" office:value="0.011733343">
            <text:p>0.01</text:p>
          </table:table-cell>
          <table:table-cell office:value-type="float" office:value="12087690">
            <text:p>12087690</text:p>
          </table:table-cell>
          <table:table-cell table:number-columns-repeated="2"/>
        </table:table-row>
        <table:table-row table:style-name="ro1">
          <table:table-cell office:value-type="float" office:value="7.4811897">
            <text:p>7.48</text:p>
          </table:table-cell>
          <table:table-cell office:value-type="float" office:value="0.0117326">
            <text:p>0.01</text:p>
          </table:table-cell>
          <table:table-cell office:value-type="float" office:value="12086924">
            <text:p>12086924</text:p>
          </table:table-cell>
          <table:table-cell table:number-columns-repeated="2"/>
        </table:table-row>
        <table:table-row table:style-name="ro1">
          <table:table-cell office:value-type="float" office:value="7.6508954">
            <text:p>7.65</text:p>
          </table:table-cell>
          <table:table-cell office:value-type="float" office:value="0.0117289">
            <text:p>0.01</text:p>
          </table:table-cell>
          <table:table-cell office:value-type="float" office:value="12083112">
            <text:p>12083112</text:p>
          </table:table-cell>
          <table:table-cell table:number-columns-repeated="2"/>
        </table:table-row>
        <table:table-row table:style-name="ro1">
          <table:table-cell office:value-type="float" office:value="7.7781746">
            <text:p>7.78</text:p>
          </table:table-cell>
          <table:table-cell office:value-type="float" office:value="0.005872464">
            <text:p>0.01</text:p>
          </table:table-cell>
          <table:table-cell office:value-type="float" office:value="6049812">
            <text:p>6049812</text:p>
          </table:table-cell>
          <table:table-cell table:number-columns-repeated="2"/>
        </table:table-row>
        <table:table-row table:style-name="ro1">
          <table:table-cell office:value-type="float" office:value="7.8771695">
            <text:p>7.88</text:p>
          </table:table-cell>
          <table:table-cell office:value-type="float" office:value="0.011741489">
            <text:p>0.01</text:p>
          </table:table-cell>
          <table:table-cell office:value-type="float" office:value="12096082">
            <text:p>12096082</text:p>
          </table:table-cell>
          <table:table-cell table:number-columns-repeated="2"/>
        </table:table-row>
        <table:table-row table:style-name="ro1">
          <table:table-cell office:value-type="float" office:value="7.9690934">
            <text:p>7.97</text:p>
          </table:table-cell>
          <table:table-cell office:value-type="float" office:value="0.011728383">
            <text:p>0.01</text:p>
          </table:table-cell>
          <table:table-cell office:value-type="float" office:value="12082580">
            <text:p>12082580</text:p>
          </table:table-cell>
          <table:table-cell table:number-columns-repeated="2"/>
        </table:table-row>
        <table:table-row table:style-name="ro1">
          <table:table-cell office:value-type="float" office:value="8.032733">
            <text:p>8.03</text:p>
          </table:table-cell>
          <table:table-cell office:value-type="float" office:value="0.011726884">
            <text:p>0.01</text:p>
          </table:table-cell>
          <table:table-cell office:value-type="float" office:value="12081036">
            <text:p>12081036</text:p>
          </table:table-cell>
          <table:table-cell table:number-columns-repeated="2"/>
        </table:table-row>
        <table:table-row table:style-name="ro1">
          <table:table-cell office:value-type="float" office:value="8.1529412">
            <text:p>8.15</text:p>
          </table:table-cell>
          <table:table-cell office:value-type="float" office:value="0.023457013">
            <text:p>0.02</text:p>
          </table:table-cell>
          <table:table-cell office:value-type="float" office:value="24165414">
            <text:p>24165414</text:p>
          </table:table-cell>
          <table:table-cell table:number-columns-repeated="2"/>
        </table:table-row>
        <table:table-row table:style-name="ro1">
          <table:table-cell office:value-type="float" office:value="8.336789">
            <text:p>8.34</text:p>
          </table:table-cell>
          <table:table-cell office:value-type="float" office:value="0.011723931">
            <text:p>0.01</text:p>
          </table:table-cell>
          <table:table-cell office:value-type="float" office:value="12077994">
            <text:p>12077994</text:p>
          </table:table-cell>
          <table:table-cell table:number-columns-repeated="2"/>
        </table:table-row>
        <table:table-row table:style-name="ro1">
          <table:table-cell office:value-type="float" office:value="8.4852814">
            <text:p>8.49</text:p>
          </table:table-cell>
          <table:table-cell office:value-type="float" office:value="0.005869821">
            <text:p>0.01</text:p>
          </table:table-cell>
          <table:table-cell office:value-type="float" office:value="6047090">
            <text:p>6047090</text:p>
          </table:table-cell>
          <table:table-cell table:number-columns-repeated="2"/>
        </table:table-row>
        <table:table-row table:style-name="ro1">
          <table:table-cell office:value-type="float" office:value="8.5701342">
            <text:p>8.57</text:p>
          </table:table-cell>
          <table:table-cell office:value-type="float" office:value="0.017606448">
            <text:p>0.02</text:p>
          </table:table-cell>
          <table:table-cell office:value-type="float" office:value="18138164">
            <text:p>18138164</text:p>
          </table:table-cell>
          <table:table-cell table:number-columns-repeated="2"/>
        </table:table-row>
        <table:table-row table:style-name="ro1">
          <table:table-cell office:value-type="float" office:value="8.6054895">
            <text:p>8.61</text:p>
          </table:table-cell>
          <table:table-cell office:value-type="float" office:value="0.011730984">
            <text:p>0.01</text:p>
          </table:table-cell>
          <table:table-cell office:value-type="float" office:value="12085260">
            <text:p>12085260</text:p>
          </table:table-cell>
          <table:table-cell table:number-columns-repeated="2"/>
        </table:table-row>
        <table:table-row table:style-name="ro1">
          <table:table-cell office:value-type="float" office:value="8.6903423">
            <text:p>8.69</text:p>
          </table:table-cell>
          <table:table-cell office:value-type="float" office:value="0.011729655">
            <text:p>0.01</text:p>
          </table:table-cell>
          <table:table-cell office:value-type="float" office:value="12083890">
            <text:p>12083890</text:p>
          </table:table-cell>
          <table:table-cell table:number-columns-repeated="2"/>
        </table:table-row>
        <table:table-row table:style-name="ro1">
          <table:table-cell office:value-type="float" office:value="8.8317637">
            <text:p>8.83</text:p>
          </table:table-cell>
          <table:table-cell office:value-type="float" office:value="0.011727355">
            <text:p>0.01</text:p>
          </table:table-cell>
          <table:table-cell office:value-type="float" office:value="12081522">
            <text:p>12081522</text:p>
          </table:table-cell>
          <table:table-cell table:number-columns-repeated="2"/>
        </table:table-row>
        <table:table-row table:style-name="ro1">
          <table:table-cell office:value-type="float" office:value="8.860048">
            <text:p>8.86</text:p>
          </table:table-cell>
          <table:table-cell office:value-type="float" office:value="0.011745795">
            <text:p>0.01</text:p>
          </table:table-cell>
          <table:table-cell office:value-type="float" office:value="12100518">
            <text:p>12100518</text:p>
          </table:table-cell>
          <table:table-cell table:number-columns-repeated="2"/>
        </table:table-row>
        <table:table-row table:style-name="ro1">
          <table:table-cell office:value-type="float" office:value="9.0297536">
            <text:p>9.03</text:p>
          </table:table-cell>
          <table:table-cell office:value-type="float" office:value="0.011737834">
            <text:p>0.01</text:p>
          </table:table-cell>
          <table:table-cell office:value-type="float" office:value="12092316">
            <text:p>12092316</text:p>
          </table:table-cell>
          <table:table-cell table:number-columns-repeated="2"/>
        </table:table-row>
        <table:table-row table:style-name="ro1">
          <table:table-cell office:value-type="float" office:value="9.1923882">
            <text:p>9.19</text:p>
          </table:table-cell>
          <table:table-cell office:value-type="float" office:value="0.017604604">
            <text:p>0.02</text:p>
          </table:table-cell>
          <table:table-cell office:value-type="float" office:value="18136264">
            <text:p>18136264</text:p>
          </table:table-cell>
          <table:table-cell table:number-columns-repeated="2"/>
        </table:table-row>
        <table:table-row table:style-name="ro1">
          <table:table-cell office:value-type="float" office:value="9.2489567">
            <text:p>9.25</text:p>
          </table:table-cell>
          <table:table-cell office:value-type="float" office:value="0.011731949">
            <text:p>0.01</text:p>
          </table:table-cell>
          <table:table-cell office:value-type="float" office:value="12086254">
            <text:p>12086254</text:p>
          </table:table-cell>
          <table:table-cell table:number-columns-repeated="2"/>
        </table:table-row>
        <table:table-row table:style-name="ro1">
          <table:table-cell office:value-type="float" office:value="9.2701699">
            <text:p>9.27</text:p>
          </table:table-cell>
          <table:table-cell office:value-type="float" office:value="0.011730976">
            <text:p>0.01</text:p>
          </table:table-cell>
          <table:table-cell office:value-type="float" office:value="12085252">
            <text:p>12085252</text:p>
          </table:table-cell>
          <table:table-cell table:number-columns-repeated="2"/>
        </table:table-row>
        <table:table-row table:style-name="ro1">
          <table:table-cell office:value-type="float" office:value="9.3550227">
            <text:p>9.36</text:p>
          </table:table-cell>
          <table:table-cell office:value-type="float" office:value="0.011731287">
            <text:p>0.01</text:p>
          </table:table-cell>
          <table:table-cell office:value-type="float" office:value="12085572">
            <text:p>12085572</text:p>
          </table:table-cell>
          <table:table-cell table:number-columns-repeated="2"/>
        </table:table-row>
        <table:table-row table:style-name="ro1">
          <table:table-cell office:value-type="float" office:value="9.5105862">
            <text:p>9.51</text:p>
          </table:table-cell>
          <table:table-cell office:value-type="float" office:value="0.011722325">
            <text:p>0.01</text:p>
          </table:table-cell>
          <table:table-cell office:value-type="float" office:value="12076340">
            <text:p>12076340</text:p>
          </table:table-cell>
          <table:table-cell table:number-columns-repeated="2"/>
        </table:table-row>
        <table:table-row table:style-name="ro1">
          <table:table-cell office:value-type="float" office:value="9.5671547">
            <text:p>9.57</text:p>
          </table:table-cell>
          <table:table-cell office:value-type="float" office:value="0.011753877">
            <text:p>0.01</text:p>
          </table:table-cell>
          <table:table-cell office:value-type="float" office:value="12108844">
            <text:p>12108844</text:p>
          </table:table-cell>
          <table:table-cell table:number-columns-repeated="2"/>
        </table:table-row>
        <table:table-row table:style-name="ro1">
          <table:table-cell office:value-type="float" office:value="9.7227182">
            <text:p>9.72</text:p>
          </table:table-cell>
          <table:table-cell office:value-type="float" office:value="0.011731043">
            <text:p>0.01</text:p>
          </table:table-cell>
          <table:table-cell office:value-type="float" office:value="12085320">
            <text:p>12085320</text:p>
          </table:table-cell>
          <table:table-cell table:number-columns-repeated="2"/>
        </table:table-row>
        <table:table-row table:style-name="ro1">
          <table:table-cell office:value-type="float" office:value="9.8005">
            <text:p>9.8</text:p>
          </table:table-cell>
          <table:table-cell office:value-type="float" office:value="0.005864028">
            <text:p>0.01</text:p>
          </table:table-cell>
          <table:table-cell office:value-type="float" office:value="6041122">
            <text:p>6041122</text:p>
          </table:table-cell>
          <table:table-cell table:number-columns-repeated="2"/>
        </table:table-row>
        <table:table-row table:style-name="ro1">
          <table:table-cell office:value-type="float" office:value="9.8217132">
            <text:p>9.82</text:p>
          </table:table-cell>
          <table:table-cell office:value-type="float" office:value="0.011727731">
            <text:p>0.01</text:p>
          </table:table-cell>
          <table:table-cell office:value-type="float" office:value="12081908">
            <text:p>12081908</text:p>
          </table:table-cell>
          <table:table-cell table:number-columns-repeated="2"/>
        </table:table-row>
        <table:table-row table:style-name="ro1">
          <table:table-cell office:value-type="float" office:value="9.8994949">
            <text:p>9.9</text:p>
          </table:table-cell>
          <table:table-cell office:value-type="float" office:value="0.017593311">
            <text:p>0.02</text:p>
          </table:table-cell>
          <table:table-cell office:value-type="float" office:value="18124630">
            <text:p>18124630</text:p>
          </table:table-cell>
          <table:table-cell table:number-columns-repeated="2"/>
        </table:table-row>
        <table:table-row table:style-name="ro1">
          <table:table-cell office:value-type="float" office:value="9.9772767">
            <text:p>9.98</text:p>
          </table:table-cell>
          <table:table-cell office:value-type="float" office:value="0.011744681">
            <text:p>0.01</text:p>
          </table:table-cell>
          <table:table-cell office:value-type="float" office:value="12099370">
            <text:p>12099370</text:p>
          </table:table-cell>
          <table:table-cell table:number-columns-repeated="2"/>
        </table:table-row>
        <table:table-row table:style-name="ro1">
          <table:table-cell office:value-type="float" office:value="10.0267742">
            <text:p>10.03</text:p>
          </table:table-cell>
          <table:table-cell office:value-type="float" office:value="0.011731444">
            <text:p>0.01</text:p>
          </table:table-cell>
          <table:table-cell office:value-type="float" office:value="12085734">
            <text:p>12085734</text:p>
          </table:table-cell>
          <table:table-cell table:number-columns-repeated="2"/>
        </table:table-row>
        <table:table-row table:style-name="ro1">
          <table:table-cell office:value-type="float" office:value="10.1964798">
            <text:p>10.2</text:p>
          </table:table-cell>
          <table:table-cell office:value-type="float" office:value="0.011738208">
            <text:p>0.01</text:p>
          </table:table-cell>
          <table:table-cell office:value-type="float" office:value="12092702">
            <text:p>12092702</text:p>
          </table:table-cell>
          <table:table-cell table:number-columns-repeated="2"/>
        </table:table-row>
        <table:table-row table:style-name="ro1">
          <table:table-cell office:value-type="float" office:value="10.2742615">
            <text:p>10.27</text:p>
          </table:table-cell>
          <table:table-cell office:value-type="float" office:value="0.011749631">
            <text:p>0.01</text:p>
          </table:table-cell>
          <table:table-cell office:value-type="float" office:value="12104470">
            <text:p>12104470</text:p>
          </table:table-cell>
          <table:table-cell table:number-columns-repeated="2"/>
        </table:table-row>
        <table:table-row table:style-name="ro1">
          <table:table-cell office:value-type="float" office:value="10.4156829">
            <text:p>10.42</text:p>
          </table:table-cell>
          <table:table-cell office:value-type="float" office:value="0.02346668">
            <text:p>0.02</text:p>
          </table:table-cell>
          <table:table-cell office:value-type="float" office:value="24175374">
            <text:p>24175374</text:p>
          </table:table-cell>
          <table:table-cell table:number-columns-repeated="2"/>
        </table:table-row>
        <table:table-row table:style-name="ro1">
          <table:table-cell office:value-type="float" office:value="10.4651804">
            <text:p>10.47</text:p>
          </table:table-cell>
          <table:table-cell office:value-type="float" office:value="0.011731834">
            <text:p>0.01</text:p>
          </table:table-cell>
          <table:table-cell office:value-type="float" office:value="12086136">
            <text:p>12086136</text:p>
          </table:table-cell>
          <table:table-cell table:number-columns-repeated="2"/>
        </table:table-row>
        <table:table-row table:style-name="ro1">
          <table:table-cell office:value-type="float" office:value="10.5571042">
            <text:p>10.56</text:p>
          </table:table-cell>
          <table:table-cell office:value-type="float" office:value="0.011729684">
            <text:p>0.01</text:p>
          </table:table-cell>
          <table:table-cell office:value-type="float" office:value="12083920">
            <text:p>12083920</text:p>
          </table:table-cell>
          <table:table-cell table:number-columns-repeated="2"/>
        </table:table-row>
        <table:table-row table:style-name="ro1">
          <table:table-cell office:value-type="float" office:value="10.6066017">
            <text:p>10.61</text:p>
          </table:table-cell>
          <table:table-cell office:value-type="float" office:value="0.005869398">
            <text:p>0.01</text:p>
          </table:table-cell>
          <table:table-cell office:value-type="float" office:value="6046654">
            <text:p>6046654</text:p>
          </table:table-cell>
          <table:table-cell table:number-columns-repeated="2"/>
        </table:table-row>
        <table:table-row table:style-name="ro1">
          <table:table-cell office:value-type="float" office:value="10.6773124">
            <text:p>10.68</text:p>
          </table:table-cell>
          <table:table-cell office:value-type="float" office:value="0.011747495">
            <text:p>0.01</text:p>
          </table:table-cell>
          <table:table-cell office:value-type="float" office:value="12102270">
            <text:p>12102270</text:p>
          </table:table-cell>
          <table:table-cell table:number-columns-repeated="2"/>
        </table:table-row>
        <table:table-row table:style-name="ro1">
          <table:table-cell office:value-type="float" office:value="10.6985256">
            <text:p>10.7</text:p>
          </table:table-cell>
          <table:table-cell office:value-type="float" office:value="0.011735213">
            <text:p>0.01</text:p>
          </table:table-cell>
          <table:table-cell office:value-type="float" office:value="12089616">
            <text:p>12089616</text:p>
          </table:table-cell>
          <table:table-cell table:number-columns-repeated="2"/>
        </table:table-row>
        <table:table-row table:style-name="ro1">
          <table:table-cell office:value-type="float" office:value="10.8823734">
            <text:p>10.88</text:p>
          </table:table-cell>
          <table:table-cell office:value-type="float" office:value="0.011738183">
            <text:p>0.01</text:p>
          </table:table-cell>
          <table:table-cell office:value-type="float" office:value="12092676">
            <text:p>12092676</text:p>
          </table:table-cell>
          <table:table-cell table:number-columns-repeated="2"/>
        </table:table-row>
        <table:table-row table:style-name="ro1">
          <table:table-cell office:value-type="float" office:value="10.9742972">
            <text:p>10.97</text:p>
          </table:table-cell>
          <table:table-cell office:value-type="float" office:value="0.011739402">
            <text:p>0.01</text:p>
          </table:table-cell>
          <table:table-cell office:value-type="float" office:value="12093932">
            <text:p>12093932</text:p>
          </table:table-cell>
          <table:table-cell table:number-columns-repeated="2"/>
        </table:table-row>
        <table:table-row table:style-name="ro1">
          <table:table-cell office:value-type="float" office:value="11.0237947">
            <text:p>11.02</text:p>
          </table:table-cell>
          <table:table-cell office:value-type="float" office:value="0.005863079">
            <text:p>0.01</text:p>
          </table:table-cell>
          <table:table-cell office:value-type="float" office:value="6040144">
            <text:p>6040144</text:p>
          </table:table-cell>
          <table:table-cell table:number-columns-repeated="2"/>
        </table:table-row>
        <table:table-row table:style-name="ro1">
          <table:table-cell office:value-type="float" office:value="11.0450079">
            <text:p>11.05</text:p>
          </table:table-cell>
          <table:table-cell office:value-type="float" office:value="0.011722046">
            <text:p>0.01</text:p>
          </table:table-cell>
          <table:table-cell office:value-type="float" office:value="12076052">
            <text:p>12076052</text:p>
          </table:table-cell>
          <table:table-cell table:number-columns-repeated="2"/>
        </table:table-row>
        <table:table-row table:style-name="ro1">
          <table:table-cell office:value-type="float" office:value="11.1157186">
            <text:p>11.12</text:p>
          </table:table-cell>
          <table:table-cell office:value-type="float" office:value="0.02346584">
            <text:p>0.02</text:p>
          </table:table-cell>
          <table:table-cell office:value-type="float" office:value="24174508">
            <text:p>24174508</text:p>
          </table:table-cell>
          <table:table-cell table:number-columns-repeated="2"/>
        </table:table-row>
        <table:table-row table:style-name="ro1">
          <table:table-cell office:value-type="float" office:value="11.2217846">
            <text:p>11.22</text:p>
          </table:table-cell>
          <table:table-cell office:value-type="float" office:value="0.011735228">
            <text:p>0.01</text:p>
          </table:table-cell>
          <table:table-cell office:value-type="float" office:value="12089632">
            <text:p>12089632</text:p>
          </table:table-cell>
          <table:table-cell table:number-columns-repeated="2"/>
        </table:table-row>
        <table:table-row table:style-name="ro1">
          <table:table-cell office:value-type="float" office:value="11.3137085">
            <text:p>11.31</text:p>
          </table:table-cell>
          <table:table-cell office:value-type="float" office:value="0.002933691">
            <text:p>0</text:p>
          </table:table-cell>
          <table:table-cell office:value-type="float" office:value="3022288">
            <text:p>3022288</text:p>
          </table:table-cell>
          <table:table-cell table:number-columns-repeated="2"/>
        </table:table-row>
        <table:table-row table:style-name="ro1">
          <table:table-cell office:value-type="float" office:value="11.3773481">
            <text:p>11.38</text:p>
          </table:table-cell>
          <table:table-cell office:value-type="float" office:value="0.017608233">
            <text:p>0.02</text:p>
          </table:table-cell>
          <table:table-cell office:value-type="float" office:value="18140002">
            <text:p>18140002</text:p>
          </table:table-cell>
          <table:table-cell table:number-columns-repeated="2"/>
        </table:table-row>
        <table:table-row table:style-name="ro1">
          <table:table-cell office:value-type="float" office:value="11.575338">
            <text:p>11.58</text:p>
          </table:table-cell>
          <table:table-cell office:value-type="float" office:value="0.005866888">
            <text:p>0.01</text:p>
          </table:table-cell>
          <table:table-cell office:value-type="float" office:value="6044068">
            <text:p>6044068</text:p>
          </table:table-cell>
          <table:table-cell table:number-columns-repeated="2"/>
        </table:table-row>
        <table:table-row table:style-name="ro1">
          <table:table-cell office:value-type="float" office:value="11.6389776">
            <text:p>11.64</text:p>
          </table:table-cell>
          <table:table-cell office:value-type="float" office:value="0.011727273">
            <text:p>0.01</text:p>
          </table:table-cell>
          <table:table-cell office:value-type="float" office:value="12081436">
            <text:p>12081436</text:p>
          </table:table-cell>
          <table:table-cell table:number-columns-repeated="2"/>
        </table:table-row>
        <table:table-row table:style-name="ro1">
          <table:table-cell office:value-type="float" office:value="11.681404">
            <text:p>11.68</text:p>
          </table:table-cell>
          <table:table-cell office:value-type="float" office:value="0.011720033">
            <text:p>0.01</text:p>
          </table:table-cell>
          <table:table-cell office:value-type="float" office:value="12073978">
            <text:p>12073978</text:p>
          </table:table-cell>
          <table:table-cell table:number-columns-repeated="2"/>
        </table:table-row>
        <table:table-row table:style-name="ro1">
          <table:table-cell office:value-type="float" office:value="11.7662568">
            <text:p>11.77</text:p>
          </table:table-cell>
          <table:table-cell office:value-type="float" office:value="0.011735219">
            <text:p>0.01</text:p>
          </table:table-cell>
          <table:table-cell office:value-type="float" office:value="12089622">
            <text:p>12089622</text:p>
          </table:table-cell>
          <table:table-cell table:number-columns-repeated="2"/>
        </table:table-row>
        <table:table-row table:style-name="ro1">
          <table:table-cell office:value-type="float" office:value="11.8935361">
            <text:p>11.89</text:p>
          </table:table-cell>
          <table:table-cell office:value-type="float" office:value="0.005866325">
            <text:p>0.01</text:p>
          </table:table-cell>
          <table:table-cell office:value-type="float" office:value="6043488">
            <text:p>6043488</text:p>
          </table:table-cell>
          <table:table-cell table:number-columns-repeated="2"/>
        </table:table-row>
        <table:table-row table:style-name="ro1">
          <table:table-cell office:value-type="float" office:value="12.2470895">
            <text:p>12.25</text:p>
          </table:table-cell>
          <table:table-cell office:value-type="float" office:value="0.005856969">
            <text:p>0.01</text:p>
          </table:table-cell>
          <table:table-cell office:value-type="float" office:value="6033850">
            <text:p>6033850</text:p>
          </table:table-cell>
          <table:table-cell table:number-columns-repeated="2"/>
        </table:table-row>
        <table:table-row table:style-name="ro1">
          <table:table-cell office:value-type="float" office:value="12.2683027">
            <text:p>12.27</text:p>
          </table:table-cell>
          <table:table-cell office:value-type="float" office:value="0.011723295">
            <text:p>0.01</text:p>
          </table:table-cell>
          <table:table-cell office:value-type="float" office:value="12077338">
            <text:p>12077338</text:p>
          </table:table-cell>
          <table:table-cell table:number-columns-repeated="2"/>
        </table:table-row>
        <table:table-row table:style-name="ro1">
          <table:table-cell office:value-type="float" office:value="12.3319423">
            <text:p>12.33</text:p>
          </table:table-cell>
          <table:table-cell office:value-type="float" office:value="0.005867857">
            <text:p>0.01</text:p>
          </table:table-cell>
          <table:table-cell office:value-type="float" office:value="6045066">
            <text:p>6045066</text:p>
          </table:table-cell>
          <table:table-cell table:number-columns-repeated="2"/>
        </table:table-row>
        <table:table-row table:style-name="ro1">
          <table:table-cell office:value-type="float" office:value="12.8622723">
            <text:p>12.86</text:p>
          </table:table-cell>
          <table:table-cell office:value-type="float" office:value="0.005858103">
            <text:p>0.01</text:p>
          </table:table-cell>
          <table:table-cell office:value-type="float" office:value="6035018">
            <text:p>603501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---------------------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7">11/27/2009</text:date>, <text:time>16:2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27T16:27:57</dc:date>
    <dc:creator>Arthur Gordon-Wright</dc:creator>
    <meta:document-statistic meta:table-count="1" meta:cell-count="291" meta:object-count="1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6.395cm" svg:height="12.706cm" chart:class="chart:scatter" chart:style-name="ch1">
        <chart:plot-area chart:style-name="ch2" table:cell-range-address="Sheet1.A12:Sheet1.B104" chart:data-source-has-labels="row" svg:x="0.327cm" svg:y="0.254cm" svg:width="15.741cm" svg:height="12.198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3:Sheet1.B104" chart:label-cell-address="Sheet1.B12:Sheet1.B12" chart:class="chart:scatter">
            <chart:domain table:cell-range-address="Sheet1.A13:Sheet1.A104"/>
            <chart:data-point chart:repeated="9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2:Sheet1.B12">Probabil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71068">
                <text:p text:id="Sheet1.A13:Sheet1.A104">0.7071068</text:p>
              </table:table-cell>
              <table:table-cell office:value-type="float" office:value="0.00585078">
                <text:p text:id="Sheet1.B13:Sheet1.B104">0.005850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32947">
                <text:p>1.2232947</text:p>
              </table:table-cell>
              <table:table-cell office:value-type="float" office:value="0.005855304">
                <text:p>0.005855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142136">
                <text:p>1.4142136</text:p>
              </table:table-cell>
              <table:table-cell office:value-type="float" office:value="0.005853894">
                <text:p>0.0058538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73833">
                <text:p>1.873833</text:p>
              </table:table-cell>
              <table:table-cell office:value-type="float" office:value="0.011699161">
                <text:p>0.011699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213203">
                <text:p>2.1213203</text:p>
              </table:table-cell>
              <table:table-cell office:value-type="float" office:value="0.00585325">
                <text:p>0.005853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465895">
                <text:p>2.4465895</text:p>
              </table:table-cell>
              <table:table-cell office:value-type="float" office:value="0.005851066">
                <text:p>0.005851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526555">
                <text:p>2.5526555</text:p>
              </table:table-cell>
              <table:table-cell office:value-type="float" office:value="0.011712997">
                <text:p>0.011712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284271">
                <text:p>2.8284271</text:p>
              </table:table-cell>
              <table:table-cell office:value-type="float" office:value="0.005852873">
                <text:p>0.005852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829856">
                <text:p>3.0829856</text:p>
              </table:table-cell>
              <table:table-cell office:value-type="float" office:value="0.011724869">
                <text:p>0.011724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385491">
                <text:p>3.2385491</text:p>
              </table:table-cell>
              <table:table-cell office:value-type="float" office:value="0.011719583">
                <text:p>0.011719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355339">
                <text:p>3.5355339</text:p>
              </table:table-cell>
              <table:table-cell office:value-type="float" office:value="0.005858045">
                <text:p>0.005858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769553">
                <text:p>3.6769553</text:p>
              </table:table-cell>
              <table:table-cell office:value-type="float" office:value="0.005859342">
                <text:p>0.005859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405949">
                <text:p>3.7405949</text:p>
              </table:table-cell>
              <table:table-cell office:value-type="float" office:value="0.011730341">
                <text:p>0.0117303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385848">
                <text:p>3.9385848</text:p>
              </table:table-cell>
              <table:table-cell office:value-type="float" office:value="0.011726725">
                <text:p>0.0117267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426407">
                <text:p>4.2426407</text:p>
              </table:table-cell>
              <table:table-cell office:value-type="float" office:value="0.005865756">
                <text:p>0.0058657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992092">
                <text:p>4.2992092</text:p>
              </table:table-cell>
              <table:table-cell office:value-type="float" office:value="0.011739311">
                <text:p>0.0117393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123463">
                <text:p>4.4123463</text:p>
              </table:table-cell>
              <table:table-cell office:value-type="float" office:value="0.01172193">
                <text:p>0.01172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386205">
                <text:p>4.6386205</text:p>
              </table:table-cell>
              <table:table-cell office:value-type="float" office:value="0.011733135">
                <text:p>0.011733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0025">
                <text:p>4.90025</text:p>
              </table:table-cell>
              <table:table-cell office:value-type="float" office:value="0.00586949">
                <text:p>0.00586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9497475">
                <text:p>4.9497475</text:p>
              </table:table-cell>
              <table:table-cell office:value-type="float" office:value="0.017589994">
                <text:p>0.0175899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0982399">
                <text:p>5.0982399</text:p>
              </table:table-cell>
              <table:table-cell office:value-type="float" office:value="0.011726218">
                <text:p>0.0117262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3386562">
                <text:p>5.3386562</text:p>
              </table:table-cell>
              <table:table-cell office:value-type="float" office:value="0.011733906">
                <text:p>0.011733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22504">
                <text:p>5.522504</text:p>
              </table:table-cell>
              <table:table-cell office:value-type="float" office:value="0.011728458">
                <text:p>0.0117284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6144278">
                <text:p>5.6144278</text:p>
              </table:table-cell>
              <table:table-cell office:value-type="float" office:value="0.01172912">
                <text:p>0.011729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6568542">
                <text:p>5.6568542</text:p>
              </table:table-cell>
              <table:table-cell office:value-type="float" office:value="0.005870864">
                <text:p>0.005870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912045">
                <text:p>5.7912045</text:p>
              </table:table-cell>
              <table:table-cell office:value-type="float" office:value="0.011729777">
                <text:p>0.0117297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0386919">
                <text:p>6.0386919</text:p>
              </table:table-cell>
              <table:table-cell office:value-type="float" office:value="0.011726933">
                <text:p>0.0117269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1235447">
                <text:p>6.1235447</text:p>
              </table:table-cell>
              <table:table-cell office:value-type="float" office:value="0.005863997">
                <text:p>0.00586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1659711">
                <text:p>6.1659711</text:p>
              </table:table-cell>
              <table:table-cell office:value-type="float" office:value="0.011725617">
                <text:p>0.0117256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2861793">
                <text:p>6.2861793</text:p>
              </table:table-cell>
              <table:table-cell office:value-type="float" office:value="0.011727381">
                <text:p>0.0117273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63961">
                <text:p>6.363961</text:p>
              </table:table-cell>
              <table:table-cell office:value-type="float" office:value="0.005869623">
                <text:p>0.0058696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841692">
                <text:p>6.4841692</text:p>
              </table:table-cell>
              <table:table-cell office:value-type="float" office:value="0.011725971">
                <text:p>0.0117259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7457987">
                <text:p>6.7457987</text:p>
              </table:table-cell>
              <table:table-cell office:value-type="float" office:value="0.023451861">
                <text:p>0.0234518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165094">
                <text:p>6.8165094</text:p>
              </table:table-cell>
              <table:table-cell office:value-type="float" office:value="0.011739687">
                <text:p>0.0117396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9650018">
                <text:p>6.9650018</text:p>
              </table:table-cell>
              <table:table-cell office:value-type="float" office:value="0.011726172">
                <text:p>0.0117261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710678">
                <text:p>7.0710678</text:p>
              </table:table-cell>
              <table:table-cell office:value-type="float" office:value="0.005863788">
                <text:p>0.0058637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1771338">
                <text:p>7.1771338</text:p>
              </table:table-cell>
              <table:table-cell office:value-type="float" office:value="0.011736409">
                <text:p>0.0117364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3468395">
                <text:p>7.3468395</text:p>
              </table:table-cell>
              <table:table-cell office:value-type="float" office:value="0.005867286">
                <text:p>0.0058672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3821948">
                <text:p>7.3821948</text:p>
              </table:table-cell>
              <table:table-cell office:value-type="float" office:value="0.011733119">
                <text:p>0.0117331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4529055">
                <text:p>7.4529055</text:p>
              </table:table-cell>
              <table:table-cell office:value-type="float" office:value="0.011733343">
                <text:p>0.0117333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4811897">
                <text:p>7.4811897</text:p>
              </table:table-cell>
              <table:table-cell office:value-type="float" office:value="0.0117326">
                <text:p>0.01173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6508954">
                <text:p>7.6508954</text:p>
              </table:table-cell>
              <table:table-cell office:value-type="float" office:value="0.0117289">
                <text:p>0.01172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7781746">
                <text:p>7.7781746</text:p>
              </table:table-cell>
              <table:table-cell office:value-type="float" office:value="0.005872464">
                <text:p>0.0058724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8771695">
                <text:p>7.8771695</text:p>
              </table:table-cell>
              <table:table-cell office:value-type="float" office:value="0.011741489">
                <text:p>0.0117414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9690934">
                <text:p>7.9690934</text:p>
              </table:table-cell>
              <table:table-cell office:value-type="float" office:value="0.011728383">
                <text:p>0.0117283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032733">
                <text:p>8.032733</text:p>
              </table:table-cell>
              <table:table-cell office:value-type="float" office:value="0.011726884">
                <text:p>0.0117268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1529412">
                <text:p>8.1529412</text:p>
              </table:table-cell>
              <table:table-cell office:value-type="float" office:value="0.023457013">
                <text:p>0.0234570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336789">
                <text:p>8.336789</text:p>
              </table:table-cell>
              <table:table-cell office:value-type="float" office:value="0.011723931">
                <text:p>0.0117239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4852814">
                <text:p>8.4852814</text:p>
              </table:table-cell>
              <table:table-cell office:value-type="float" office:value="0.005869821">
                <text:p>0.005869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5701342">
                <text:p>8.5701342</text:p>
              </table:table-cell>
              <table:table-cell office:value-type="float" office:value="0.017606448">
                <text:p>0.0176064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6054895">
                <text:p>8.6054895</text:p>
              </table:table-cell>
              <table:table-cell office:value-type="float" office:value="0.011730984">
                <text:p>0.0117309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6903423">
                <text:p>8.6903423</text:p>
              </table:table-cell>
              <table:table-cell office:value-type="float" office:value="0.011729655">
                <text:p>0.0117296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8317637">
                <text:p>8.8317637</text:p>
              </table:table-cell>
              <table:table-cell office:value-type="float" office:value="0.011727355">
                <text:p>0.0117273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860048">
                <text:p>8.860048</text:p>
              </table:table-cell>
              <table:table-cell office:value-type="float" office:value="0.011745795">
                <text:p>0.0117457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0297536">
                <text:p>9.0297536</text:p>
              </table:table-cell>
              <table:table-cell office:value-type="float" office:value="0.011737834">
                <text:p>0.0117378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1923882">
                <text:p>9.1923882</text:p>
              </table:table-cell>
              <table:table-cell office:value-type="float" office:value="0.017604604">
                <text:p>0.0176046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2489567">
                <text:p>9.2489567</text:p>
              </table:table-cell>
              <table:table-cell office:value-type="float" office:value="0.011731949">
                <text:p>0.0117319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2701699">
                <text:p>9.2701699</text:p>
              </table:table-cell>
              <table:table-cell office:value-type="float" office:value="0.011730976">
                <text:p>0.0117309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3550227">
                <text:p>9.3550227</text:p>
              </table:table-cell>
              <table:table-cell office:value-type="float" office:value="0.011731287">
                <text:p>0.0117312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5105862">
                <text:p>9.5105862</text:p>
              </table:table-cell>
              <table:table-cell office:value-type="float" office:value="0.011722325">
                <text:p>0.0117223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5671547">
                <text:p>9.5671547</text:p>
              </table:table-cell>
              <table:table-cell office:value-type="float" office:value="0.011753877">
                <text:p>0.0117538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7227182">
                <text:p>9.7227182</text:p>
              </table:table-cell>
              <table:table-cell office:value-type="float" office:value="0.011731043">
                <text:p>0.0117310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8005">
                <text:p>9.8005</text:p>
              </table:table-cell>
              <table:table-cell office:value-type="float" office:value="0.005864028">
                <text:p>0.0058640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8217132">
                <text:p>9.8217132</text:p>
              </table:table-cell>
              <table:table-cell office:value-type="float" office:value="0.011727731">
                <text:p>0.0117277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8994949">
                <text:p>9.8994949</text:p>
              </table:table-cell>
              <table:table-cell office:value-type="float" office:value="0.017593311">
                <text:p>0.0175933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9772767">
                <text:p>9.9772767</text:p>
              </table:table-cell>
              <table:table-cell office:value-type="float" office:value="0.011744681">
                <text:p>0.0117446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0267742">
                <text:p>10.0267742</text:p>
              </table:table-cell>
              <table:table-cell office:value-type="float" office:value="0.011731444">
                <text:p>0.0117314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1964798">
                <text:p>10.1964798</text:p>
              </table:table-cell>
              <table:table-cell office:value-type="float" office:value="0.011738208">
                <text:p>0.0117382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2742615">
                <text:p>10.2742615</text:p>
              </table:table-cell>
              <table:table-cell office:value-type="float" office:value="0.011749631">
                <text:p>0.0117496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4156829">
                <text:p>10.4156829</text:p>
              </table:table-cell>
              <table:table-cell office:value-type="float" office:value="0.02346668">
                <text:p>0.023466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4651804">
                <text:p>10.4651804</text:p>
              </table:table-cell>
              <table:table-cell office:value-type="float" office:value="0.011731834">
                <text:p>0.0117318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5571042">
                <text:p>10.5571042</text:p>
              </table:table-cell>
              <table:table-cell office:value-type="float" office:value="0.011729684">
                <text:p>0.0117296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6066017">
                <text:p>10.6066017</text:p>
              </table:table-cell>
              <table:table-cell office:value-type="float" office:value="0.005869398">
                <text:p>0.0058693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6773124">
                <text:p>10.6773124</text:p>
              </table:table-cell>
              <table:table-cell office:value-type="float" office:value="0.011747495">
                <text:p>0.0117474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6985256">
                <text:p>10.6985256</text:p>
              </table:table-cell>
              <table:table-cell office:value-type="float" office:value="0.011735213">
                <text:p>0.0117352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8823734">
                <text:p>10.8823734</text:p>
              </table:table-cell>
              <table:table-cell office:value-type="float" office:value="0.011738183">
                <text:p>0.0117381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9742972">
                <text:p>10.9742972</text:p>
              </table:table-cell>
              <table:table-cell office:value-type="float" office:value="0.011739402">
                <text:p>0.0117394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0237947">
                <text:p>11.0237947</text:p>
              </table:table-cell>
              <table:table-cell office:value-type="float" office:value="0.005863079">
                <text:p>0.0058630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0450079">
                <text:p>11.0450079</text:p>
              </table:table-cell>
              <table:table-cell office:value-type="float" office:value="0.011722046">
                <text:p>0.0117220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1157186">
                <text:p>11.1157186</text:p>
              </table:table-cell>
              <table:table-cell office:value-type="float" office:value="0.02346584">
                <text:p>0.023465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2217846">
                <text:p>11.2217846</text:p>
              </table:table-cell>
              <table:table-cell office:value-type="float" office:value="0.011735228">
                <text:p>0.0117352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3137085">
                <text:p>11.3137085</text:p>
              </table:table-cell>
              <table:table-cell office:value-type="float" office:value="0.002933691">
                <text:p>0.0029336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3773481">
                <text:p>11.3773481</text:p>
              </table:table-cell>
              <table:table-cell office:value-type="float" office:value="0.017608233">
                <text:p>0.017608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575338">
                <text:p>11.575338</text:p>
              </table:table-cell>
              <table:table-cell office:value-type="float" office:value="0.005866888">
                <text:p>0.0058668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6389776">
                <text:p>11.6389776</text:p>
              </table:table-cell>
              <table:table-cell office:value-type="float" office:value="0.011727273">
                <text:p>0.0117272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681404">
                <text:p>11.681404</text:p>
              </table:table-cell>
              <table:table-cell office:value-type="float" office:value="0.011720033">
                <text:p>0.0117200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7662568">
                <text:p>11.7662568</text:p>
              </table:table-cell>
              <table:table-cell office:value-type="float" office:value="0.011735219">
                <text:p>0.0117352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8935361">
                <text:p>11.8935361</text:p>
              </table:table-cell>
              <table:table-cell office:value-type="float" office:value="0.005866325">
                <text:p>0.0058663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2470895">
                <text:p>12.2470895</text:p>
              </table:table-cell>
              <table:table-cell office:value-type="float" office:value="0.005856969">
                <text:p>0.0058569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2683027">
                <text:p>12.2683027</text:p>
              </table:table-cell>
              <table:table-cell office:value-type="float" office:value="0.011723295">
                <text:p>0.0117232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3319423">
                <text:p>12.3319423</text:p>
              </table:table-cell>
              <table:table-cell office:value-type="float" office:value="0.005867857">
                <text:p>0.0058678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8622723">
                <text:p>12.8622723</text:p>
              </table:table-cell>
              <table:table-cell office:value-type="float" office:value="0.005858103">
                <text:p>0.005858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